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ns1="urn:oasis:names:tc:opendocument:xmlns:style:1.0" xmlns:ns2="urn:oasis:names:tc:opendocument:xmlns:svg-compatible:1.0" xmlns:ns3="urn:oasis:names:tc:opendocument:xmlns:xsl-fo-compatible:1.0" xmlns:office="urn:oasis:names:tc:opendocument:xmlns:office:1.0" xmlns:text="urn:oasis:names:tc:opendocument:xmlns:text:1.0" office:version="1.4">
  <office:scripts/>
  <office:font-face-decls>
    <ns1:font-face ns1:name="Calibri" ns2:font-family="Calibri" ns1:font-family-generic="roman" ns1:font-pitch="variable"/>
    <ns1:font-face ns1:name="Cambria" ns2:font-family="Cambria" ns1:font-family-generic="roman" ns1:font-pitch="variable"/>
    <ns1:font-face ns1:name="Courier" ns2:font-family="Courier" ns1:font-family-generic="roman" ns1:font-pitch="variable"/>
    <ns1:font-face ns1:name="F" ns2:font-family="" ns1:font-family-generic="system" ns1:font-pitch="variable"/>
    <ns1:font-face ns1:name="Liberation Sans" ns2:font-family="'Liberation Sans'" ns1:font-family-generic="swiss" ns1:font-pitch="variable"/>
    <ns1:font-face ns1:name="Lucida Sans" ns2:font-family="'Lucida Sans'" ns1:font-family-generic="swiss"/>
    <ns1:font-face ns1:name="Lucida Sans1" ns2:font-family="'Lucida Sans'" ns1:font-family-generic="system" ns1:font-pitch="variable"/>
    <ns1:font-face ns1:name="Microsoft YaHei" ns2:font-family="'Microsoft YaHei'" ns1:font-family-generic="system" ns1:font-pitch="variable"/>
    <ns1:font-face ns1:name="ＭＳ ゴシック" ns2:font-family="'ＭＳ ゴシック'" ns1:font-family-generic="system" ns1:font-pitch="variable"/>
    <ns1:font-face ns1:name="ＭＳ 明朝" ns2:font-family="'ＭＳ 明朝'" ns1:font-family-generic="system" ns1:font-pitch="variable"/>
  </office:font-face-decls>
  <office:automatic-styles>
    <ns1:style ns1:name="P1" ns1:family="paragraph" ns1:parent-style-name="Standard">
      <ns1:paragraph-properties ns3:text-align="center" ns1:justify-single-word="false"/>
    </ns1:style>
    <ns1:style ns1:name="P2" ns1:family="paragraph" ns1:parent-style-name="Heading_20_1">
      <ns1:paragraph-properties ns3:margin-top="0cm" ns3:margin-bottom="0cm" ns1:contextual-spacing="false" ns3:break-before="page"/>
    </ns1:style>
    <ns1:style ns1:name="P3" ns1:family="paragraph" ns1:parent-style-name="List_20_Paragraph">
      <ns1:paragraph-properties ns3:margin-left="0.75cm" ns3:text-indent="-0.499cm" ns1:auto-text-indent="false"/>
    </ns1:style>
    <ns1:style ns1:name="P4" ns1:family="paragraph" ns1:parent-style-name="List_20_1" ns1:list-style-name="WWNum1">
      <ns1:paragraph-properties ns3:margin-left="0.762cm" ns3:text-indent="-0.381cm" ns1:auto-text-indent="false"/>
    </ns1:style>
    <ns1:style ns1:name="P5" ns1:family="paragraph" ns1:parent-style-name="List_20_Paragraph">
      <ns1:paragraph-properties ns3:margin-left="1.27cm" ns3:text-indent="-0.381cm" ns1:auto-text-indent="false"/>
    </ns1:style>
    <ns1:style ns1:name="T1" ns1:family="text">
      <ns1:text-properties ns3:font-size="24pt" ns3:font-weight="bold" ns1:font-size-asian="24pt" ns1:font-weight-asian="bold"/>
    </ns1:style>
    <ns1:style ns1:name="T2" ns1:family="text">
      <ns1:text-properties ns3:font-style="italic" ns1:font-style-asian="italic"/>
    </ns1:style>
    <ns1:style ns1:name="T3" ns1:family="text">
      <ns1:text-properties ns3:font-weight="bold" ns1:font-weight-asian="bold"/>
    </ns1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on PDF<text:line-break/></text:span>Benutzerhandbuch</text:p>
      <text:p text:style-name="Standard"/>
      <text:p text:style-name="P1"><text:span text:style-name="T2">Deutsche Version der Benutzeranleitung</text:span></text:p>
      <text:p text:style-name="Standard"/>
      <text:p text:style-name="Standard"/>
      <text:h text:style-name="P2" text:outline-level="1">1. Einführung</text:h>
      <text:p text:style-name="Standard">AnonPDF Pro ist ein Werkzeug zur teilweisen oder vollständigen Entfernung (Anonymisierung) ausgewählter Inhalte in PDF-Dateien. Sie markieren Bereiche, die entfernt werden sollen, und erzeugen danach eine neue PDF-Datei mit angewendeten Ausschlüssen. So lassen sich sensible Daten wie personenbezogene Angaben oder vertrauliche Inhalte vor der Weitergabe sicher entfernen.</text:p>
      <text:h text:style-name="Heading_20_1" text:outline-level="1">2. Installation und Start</text:h>
      <text:p text:style-name="P3"><text:span text:style-name="T3">1. </text:span>Installieren Sie AnonPDF Pro (je nach Bereitstellung als Installer oder als bereitgestellte Programmdateien).</text:p>
      <text:p text:style-name="P3"><text:span text:style-name="T3">2. </text:span>Stellen Sie sicher, dass die benötigte .NET-Laufzeit installiert ist.</text:p>
      <text:p text:style-name="P3"><text:span text:style-name="T3">3. </text:span>Starten Sie die Anwendung Über Desktop-Verknüpfung, Startmenü oder direkt Über AnonPDFPro.exe.</text:p>
      <text:p text:style-name="P3"><text:span text:style-name="T3">4. </text:span>Nach dem Start wird das Hauptfenster der Anwendung geöffnet.</text:p>
      <text:h text:style-name="Heading_20_1" text:outline-level="1">3. Programmoberfläche</text:h>
      <text:p text:style-name="Standard">Das Hauptfenster besteht aus folgenden Bereichen:</text:p>
      <text:p text:style-name="P4">- Obere Menüleiste mit den Bereichen Datei, Werkzeuge, Optionen und ?.</text:p>
      <text:p text:style-name="P4">- Seitenliste auf der linken Seite mit allen Seiten des geöffneten Dokuments.</text:p>
      <text:p text:style-name="P4">- Hauptvorschau in der Mitte zur Bearbeitung der aktuellen Seite.</text:p>
      <text:p text:style-name="P4">- Bedienbereich mit Navigation, Zoom, Suche und Bearbeitungswerkzeugen.</text:p>
      <text:h text:style-name="Heading_20_1" text:outline-level="1">4. Erste Schritte</text:h>
      <text:h text:style-name="Heading_20_2" text:outline-level="2">4.1 PDF öffnen</text:h>
      <text:p text:style-name="Standard">Wählen Sie Datei -&gt; PDF öffnen und wählen Sie das Ziel-Dokument.</text:p>
      <text:h text:style-name="Heading_20_2" text:outline-level="2">4.2 Seiten durchsuchen</text:h>
      <text:p text:style-name="Standard">Verwenden Sie die Seitenliste oder die Navigationsschaltflächen (Vorherige/Nächste), um zwischen Seiten zu wechseln.</text:p>
      <text:h text:style-name="Heading_20_2" text:outline-level="2">4.3 Suche</text:h>
      <text:p text:style-name="Standard">So suchen Sie im Dokument:</text:p>
      <text:p text:style-name="P3"><text:span text:style-name="T3">1. </text:span>Geben Sie den Suchtext im linken Bereich ein und bestätigen Sie mit Enter.</text:p>
      <text:p text:style-name="P3"><text:span text:style-name="T3">2. </text:span>Wechseln Sie mit den Such-Navigationstasten zwischen Treffern.</text:p>
      <text:p text:style-name="P3"><text:span text:style-name="T3">3. </text:span>Mit der Funktion für PESEL/KW können zusätzlich typische Identifikatoren erkannt werden.</text:p>
      <text:p text:style-name="P3"><text:span text:style-name="T3">4. </text:span>Über die Schaltfläche X kann ein Suchtreffer aus der Liste entfernt werden.</text:p>
      <text:h text:style-name="Heading_20_2" text:outline-level="2">4.4 Bereiche zur Anonymisierung markieren</text:h>
      <text:p text:style-name="Standard">Zum Markieren eines Bereichs:</text:p>
      <text:p text:style-name="P3"><text:span text:style-name="T3">1. </text:span>Wählen Sie Marker oder Box.</text:p>
      <text:p text:style-name="P3"><text:span text:style-name="T3">2. </text:span>Halten Sie die linke Maustaste gedrückt und ziehen Sie den Bereich auf.</text:p>
      <text:p text:style-name="P3"><text:span text:style-name="T3">3. </text:span>Im Marker-Modus zeichnen Sie zeilenorientiert; im Box-Modus frei rechteckig.</text:p>
      <text:p text:style-name="P3"><text:span text:style-name="T3">4. </text:span>Im Marker-Modus können Sie mit gedrückter CTRL-Taste ebenfalls ein Rechteck aufziehen.</text:p>
      <text:p text:style-name="P3"><text:span text:style-name="T3">5. </text:span>Lassen Sie die Maustaste los, um die Markierung zu Übernehmen.</text:p>
      <text:p text:style-name="P3"><text:span text:style-name="T3">6. </text:span>Eine vorhandene Markierung entfernen Sie per Rechtsklick im markierten Bereich.</text:p>
      <text:h text:style-name="Heading_20_2" text:outline-level="2">4.5 Vorschau der markierten Ausschlüsse</text:h>
      <text:p text:style-name="Standard">Nach dem Markieren wird der betroffene Text nach kurzer Zeit in der Vorschau hervorgehoben.</text:p>
      <text:h text:style-name="Heading_20_2" text:outline-level="2">4.6 Projekt speichern</text:h>
      <text:p text:style-name="Standard">Speichern Sie den Bearbeitungsstand Über Projekt speichern oder Projekt speichern unter. Das Projekt enthält alle Markierungen und Objekte.</text:p>
      <text:h text:style-name="Heading_20_2" text:outline-level="2">4.7 PDF exportieren</text:h>
      <text:p text:style-name="Standard">Klicken Sie auf PDF speichern, wählen Sie den Zielpfad und speichern Sie die finale Datei mit angewendeten Ausschlüssen.</text:p>
      <text:h text:style-name="Heading_20_1" text:outline-level="1">5. Navigation und Zoom</text:h>
      <text:h text:style-name="Heading_20_2" text:outline-level="2">5.1 Seitennavigation</text:h>
      <text:p text:style-name="Standard">Verwenden Sie Erste, Vorherige, Nächste, Letzte oder geben Sie eine Seitenzahl direkt ein.</text:p>
      <text:h text:style-name="Heading_20_2" text:outline-level="2">5.2 Navigation zwischen Markierungen</text:h>
      <text:p text:style-name="Standard">Mit den Funktionen Erste/Vorherige/Nächste/Letzte Markierung springen Sie schnell zu Seiten mit Ausschlüssen.</text:p>
      <text:h text:style-name="Heading_20_2" text:outline-level="2">5.3 Zoom und Scrollen</text:h>
      <text:p text:style-name="P4">- Zoomen Über Plus/Minus sowie Min/Max.</text:p>
      <text:p text:style-name="P4">- Mausrad: vertikales Scrollen.</text:p>
      <text:p text:style-name="P4">- CTRL + Mausrad: Zoomen.</text:p>
      <text:h text:style-name="Heading_20_1" text:outline-level="1">6. Zusätzliche Funktionen</text:h>
      <text:h text:style-name="Heading_20_2" text:outline-level="2">6.1 Markierungen löschen</text:h>
      <text:p text:style-name="P4">- Aktuelle Seite löschen entfernt alle Markierungen auf der aktiven Seite.</text:p>
      <text:p text:style-name="P4">- Alle Seiten löschen entfernt alle Markierungen im gesamten Dokument.</text:p>
      <text:h text:style-name="Heading_20_2" text:outline-level="2">6.2 Signaturen</text:h>
      <text:p text:style-name="Standard">Für qualifizierte Signaturen stehen mehrere Optionen zur Verfügung:</text:p>
      <text:p text:style-name="P4">- Entfernt: entfernt die Signaturen aus dem Dokument.</text:p>
      <text:p text:style-name="P4">- Original: lässt Signaturen sichtbar, sie sind nach Änderungen jedoch nicht mehr gültig.</text:p>
      <text:p text:style-name="P4">- Bericht: fügt statt der Signaturdarstellung eine zusätzliche Berichtsseite hinzu.</text:p>
      <text:h text:style-name="Heading_20_2" text:outline-level="2">6.3 Seiten entfernen</text:h>
      <text:p text:style-name="P4">- Mit den Lösch-Symbolen können einzelne Seiten oder Bereiche zum Entfernen markiert werden.</text:p>
      <text:h text:style-name="Heading_20_2" text:outline-level="2">6.4 Farbe der Ausschlüsse</text:h>
      <text:p text:style-name="Standard">Standardmäßig wird Inhalt im markierten Bereich entfernt. Bei Bild-/Scan-Inhalten wird der entfernte Bereich passend gefüllt.</text:p>
      <text:p text:style-name="Standard">Wenn Hervorhebung aktiviert ist, werden Ausschlussbereiche im Export-PDF schwarz dargestellt.</text:p>
      <text:h text:style-name="Heading_20_2" text:outline-level="2">6.5 Vorschau nach dem Speichern</text:h>
      <text:p text:style-name="Standard">Ist diese Option aktiv, wird die gespeicherte PDF-Datei nach dem Export automatisch geöffnet.</text:p>
      <text:h text:style-name="Heading_20_2" text:outline-level="2">6.6 Projekt laden</text:h>
      <text:p text:style-name="Standard">Ein gespeichertes Projekt kann jederzeit erneut geladen werden, um die Bearbeitung fortzusetzen.</text:p>
      <text:h text:style-name="Heading_20_2" text:outline-level="2">6.7 Anwendung schließen</text:h>
      <text:p text:style-name="Standard">Beim Beenden fragt die Anwendung bei ungespeicherten Änderungen nach einer Bestätigung.</text:p>
      <text:h text:style-name="Heading_20_2" text:outline-level="2">6.8 Hilfe</text:h>
      <text:p text:style-name="P4">- Benutzeranleitung: öffnet die Anleitung.</text:p>
      <text:p text:style-name="P4">- Über: zeigt Versions- und Herstellerinformationen.</text:p>
      <text:h text:style-name="Heading_20_1" text:outline-level="1">7. Häufige Probleme und Hinweise</text:h>
      <text:h text:style-name="Heading_20_2" text:outline-level="2">7.1 Ausgabe-PDF kann nicht gespeichert werden</text:h>
      <text:p text:style-name="P4">- Prüfen Sie, ob die Zieldatei in einem anderen Programm geöffnet ist.</text:p>
      <text:p text:style-name="P4">- Speichern Sie ggf. unter einem anderen Dateinamen.</text:p>
      <text:h text:style-name="Heading_20_2" text:outline-level="2">7.2 Projektdatei passt nicht zum PDF</text:h>
      <text:p text:style-name="Standard">Projektdateien enthalten seitenbezogene Informationen. Laden Sie das Projekt nur mit der passenden PDF-Datei.</text:p>
      <text:h text:style-name="Heading_20_2" text:outline-level="2">7.3 Keine Markierungen / PDF speichern ist deaktiviert</text:h>
      <text:p text:style-name="Standard">Prüfen Sie, ob mindestens eine Markierung vorhanden ist.</text:p>
      <text:h text:style-name="Heading_20_2" text:outline-level="2">7.4 Langsame Verarbeitung</text:h>
      <text:p text:style-name="Standard">Sehr große Dokumente oder viele Objekte können die Verarbeitung verlangsamen. Speichern Sie Zwischenstände und arbeiten Sie abschnittsweise.</text:p>
      <text:h text:style-name="Heading_20_1" text:outline-level="1">8. Zusammenfassung</text:h>
      <text:p text:style-name="Standard">AnonPDF Pro ermöglicht eine schnelle und nachvollziehbare Bearbeitung von PDF-Dokumenten für Veröffentlichung und Weitergabe. Durch Projekte, Objektwerkzeuge, Fußnoten und flexible Exportoptionen ist die Anwendung für den professionellen Einsatz in Verwaltung und Organisationen ausgeleg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left="0.762cm" fo:margin-top="0cm" fo:margin-bottom="0.353cm" style:contextual-spacing="true" fo:text-indent="-0.381cm" style:auto-text-indent="fals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499cm" fo:margin-right="2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3.2$Windows_X86_64 LibreOffice_project/8ca8d55c161d602844f5428fa4b58097424e324e</meta:generator>
    <meta:document-statistic meta:table-count="0" meta:image-count="0" meta:object-count="0" meta:page-count="2" meta:paragraph-count="104" meta:word-count="1360" meta:character-count="7977" meta:non-whitespace-character-count="6746"/>
    <meta:user-defined meta:name="AppVersion">14.0000</meta:user-defined>
    <meta:template xlink:type="simple" xlink:actuate="onRequest" xlink:title="Normal.dotm" xlink:href=""/>
  </office:meta>
</office:document-meta>
</file>